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f705" officeooo:paragraph-rsid="000bf705"/>
    </style:style>
    <style:style style:name="P2" style:family="paragraph" style:parent-style-name="Standard">
      <style:text-properties officeooo:rsid="000bf705" officeooo:paragraph-rsid="000bfbe1"/>
    </style:style>
    <style:style style:name="P3" style:family="paragraph" style:parent-style-name="Standard">
      <style:text-properties officeooo:rsid="000bf705" officeooo:paragraph-rsid="000e5f46"/>
    </style:style>
    <style:style style:name="P4" style:family="paragraph" style:parent-style-name="Standard">
      <style:text-properties officeooo:rsid="000f7b13" officeooo:paragraph-rsid="000f7b13"/>
    </style:style>
    <style:style style:name="P5" style:family="paragraph" style:parent-style-name="Standard">
      <style:text-properties officeooo:rsid="0010a3aa" officeooo:paragraph-rsid="0010a3aa"/>
    </style:style>
    <style:style style:name="P6" style:family="paragraph" style:parent-style-name="Standard">
      <style:text-properties officeooo:paragraph-rsid="0010ee51"/>
    </style:style>
    <style:style style:name="P7" style:family="paragraph" style:parent-style-name="Standard">
      <style:text-properties officeooo:rsid="00121433" officeooo:paragraph-rsid="00141190"/>
    </style:style>
    <style:style style:name="P8" style:family="paragraph" style:parent-style-name="Standard">
      <style:text-properties officeooo:rsid="0015e2dc" officeooo:paragraph-rsid="0015e2dc"/>
    </style:style>
    <style:style style:name="P9" style:family="paragraph" style:parent-style-name="Standard">
      <style:text-properties officeooo:rsid="0018082a" officeooo:paragraph-rsid="0018082a"/>
    </style:style>
    <style:style style:name="P10" style:family="paragraph" style:parent-style-name="Standard">
      <style:text-properties officeooo:rsid="0018082a" officeooo:paragraph-rsid="0018082a"/>
    </style:style>
    <style:style style:name="P11" style:family="paragraph" style:parent-style-name="Standard">
      <style:text-properties officeooo:rsid="0018082a" officeooo:paragraph-rsid="001f41e2"/>
    </style:style>
    <style:style style:name="P12" style:family="paragraph" style:parent-style-name="Standard">
      <style:text-properties officeooo:rsid="0018082a" officeooo:paragraph-rsid="002127b7"/>
    </style:style>
    <style:style style:name="P13" style:family="paragraph" style:parent-style-name="Standard">
      <style:text-properties officeooo:rsid="001c5ade" officeooo:paragraph-rsid="0018082a"/>
    </style:style>
    <style:style style:name="P14" style:family="paragraph" style:parent-style-name="Standard">
      <style:text-properties officeooo:rsid="001c5ade" officeooo:paragraph-rsid="001c5ade"/>
    </style:style>
    <style:style style:name="P15" style:family="paragraph" style:parent-style-name="Standard">
      <style:text-properties officeooo:rsid="001c5ade" officeooo:paragraph-rsid="002127b7"/>
    </style:style>
    <style:style style:name="P16" style:family="paragraph" style:parent-style-name="Standard">
      <style:text-properties officeooo:rsid="002127b7" officeooo:paragraph-rsid="002127b7"/>
    </style:style>
    <style:style style:name="T1" style:family="text">
      <style:text-properties officeooo:rsid="000bf705"/>
    </style:style>
    <style:style style:name="T2" style:family="text">
      <style:text-properties officeooo:rsid="000bfbe1"/>
    </style:style>
    <style:style style:name="T3" style:family="text">
      <style:text-properties officeooo:rsid="000c468f"/>
    </style:style>
    <style:style style:name="T4" style:family="text">
      <style:text-properties officeooo:rsid="000cd26d"/>
    </style:style>
    <style:style style:name="T5" style:family="text">
      <style:text-properties officeooo:rsid="000cfb2b"/>
    </style:style>
    <style:style style:name="T6" style:family="text">
      <style:text-properties officeooo:rsid="000d3176"/>
    </style:style>
    <style:style style:name="T7" style:family="text">
      <style:text-properties officeooo:rsid="000e5f46"/>
    </style:style>
    <style:style style:name="T8" style:family="text">
      <style:text-properties officeooo:rsid="000f7b13"/>
    </style:style>
    <style:style style:name="T9" style:family="text">
      <style:text-properties officeooo:rsid="0010ee51"/>
    </style:style>
    <style:style style:name="T10" style:family="text">
      <style:text-properties officeooo:rsid="0012eaaf"/>
    </style:style>
    <style:style style:name="T11" style:family="text">
      <style:text-properties officeooo:rsid="001502c6"/>
    </style:style>
    <style:style style:name="T12" style:family="text">
      <style:text-properties officeooo:rsid="0015e2dc"/>
    </style:style>
    <style:style style:name="T13" style:family="text">
      <style:text-properties officeooo:rsid="00166072"/>
    </style:style>
    <style:style style:name="T14" style:family="text">
      <style:text-properties officeooo:rsid="0017e790"/>
    </style:style>
    <style:style style:name="T15" style:family="text">
      <style:text-properties officeooo:rsid="0018082a"/>
    </style:style>
    <style:style style:name="T16" style:family="text">
      <style:text-properties officeooo:rsid="001c5ade"/>
    </style:style>
    <style:style style:name="T17" style:family="text">
      <style:text-properties officeooo:rsid="001e3531"/>
    </style:style>
    <style:style style:name="T18" style:family="text">
      <style:text-properties officeooo:rsid="001e5881"/>
    </style:style>
    <style:style style:name="T19" style:family="text">
      <style:text-properties officeooo:rsid="001eda1b"/>
    </style:style>
    <style:style style:name="T20" style:family="text">
      <style:text-properties officeooo:rsid="001f41e2"/>
    </style:style>
    <style:style style:name="T21" style:family="text">
      <style:text-properties officeooo:rsid="0020a4c2"/>
    </style:style>
    <style:style style:name="T22" style:family="text">
      <style:text-properties officeooo:rsid="002127b7"/>
    </style:style>
    <style:style style:name="T23" style:family="text">
      <style:text-properties officeooo:rsid="00226d20"/>
    </style:style>
    <style:style style:name="T24" style:family="text">
      <style:text-properties officeooo:rsid="002469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Strong_20_Emphasis">note technique </text:span>présentant une étude sur les approches et outils qui permettraient de généraliser l’approche MLOps (pipeline de codage des steps d’élaboration du modèle, et suivi de la performance du modèle en production) »</text:p>
      <text:p text:style-name="Standard"/>
      <text:p text:style-name="Standard"/>
      <text:p text:style-name="P2">Sur ce projet, nous avons surtout implémenté une approche mlops pour :</text:p>
      <text:p text:style-name="P2"/>
      <text:p text:style-name="P2">- <text:span text:style-name="T2">la gestion de code et le versionnement, avec Git,</text:span></text:p>
      <text:p text:style-name="P2">- <text:span text:style-name="T2">l</text:span>e tracking de nos experiments, via mlflow ui,</text:p>
      <text:p text:style-name="P2">- <text:span text:style-name="T2">l</text:span>e déploiement des modèles choisis, via le modèle registering+ logging / loading (mlflow, pickle),</text:p>
      <text:p text:style-name="P2">- <text:span text:style-name="T2">le monitoring du data drift (</text:span><text:span text:style-name="T15">voir plus loin</text:span><text:span text:style-name="T2">) avec Evidently ai,</text:span></text:p>
      <text:p text:style-name="P3"><text:span text:style-name="T2">- </text:span><text:span text:style-name="T4">l’automatisation des </text:span><text:span text:style-name="T2">workflow</text:span><text:span text:style-name="T4">s, </text:span><text:span text:style-name="T7">notamment pour les </text:span><text:span text:style-name="T5">tests automatisés </text:span><text:span text:style-name="T2">et </text:span><text:span text:style-name="T3">l</text:span><text:span text:style-name="T2">’Intégration Continue, via </text:span><text:span text:style-name="T6">pytest + </text:span><text:span text:style-name="T2">github actions.</text:span></text:p>
      <text:p text:style-name="P3"/>
      <text:p text:style-name="P3"/>
      <text:p text:style-name="P4">Pour <text:s/>généraliser l’approche MLOps au niveau du pipeline de codage des steps d’élaboration du modèle, je souhaiterais explorer en priorité des i<text:span text:style-name="T1">nfrastructure</text:span>s <text:span text:style-name="T1">et </text:span>outils de <text:span text:style-name="T1">gestion des environnements, </text:span>comme <text:span text:style-name="T1">Docker et Kubernetes. </text:span>Ce projet m’a en effet permis de constater la nécessité d’avoir <text:span text:style-name="T1">des conteneurs d'application </text:span>légers (<text:span text:style-name="T1">et </text:span>donc rapides à démarrer!) pour<text:span text:style-name="T1"> gérer l'orchestration des services </text:span>mis en production<text:span text:style-name="T1">.</text:span></text:p>
      <text:p text:style-name="P5">Il y a aussi de nombreux outils que j’aimerais tester davantage, par exemple une recipe mlflow intégrant une optimisation des hyperparamètres d’un modèle en utilisant hyperopt, <text:span text:style-name="T9">ou les outils natifs proposés par les services cloud.</text:span></text:p>
      <text:p text:style-name="P1"/>
      <text:p text:style-name="P6"><text:span text:style-name="T9">Concernant le</text:span><text:span text:style-name="T8"> <text:s/>suivi de la performance du modèle en production, </text:span><text:span text:style-name="T9">c’est justement la solution que je privilégierais : utiliser le service natif d’Azure (</text:span>Monitor<text:span text:style-name="T9">), AWS (</text:span>CloudWatch<text:span text:style-name="T9">) ou Heroku (Metrics) par exemple, afin de généraliser naturellement l’approche MLOps de manière cohérente avec l’environnement de déploiement.</text:span></text:p>
      <text:p text:style-name="P6"/>
      <text:p text:style-name="P7">Dans les 2 cas, il faudrait étudie<text:span text:style-name="T13">r </text:span>bien plus en profondeur <text:span text:style-name="T10">certain</text:span>s procédés de sécurisation, <text:span text:style-name="T12">en particulier le control access du projet sur github, et la sécurisation de l’API (point d’entrée et service), </text:span>en gardant en tête que les outils MLOps peuvent être d’une grande aide pour cela, mais qu’ils peuvent aussi eux-mêmes présenter des vulnérabilités. </text:p>
      <text:p text:style-name="P7">Par exemple il y a quelques semaines, une faille XSS a été découverte dans les versions de mlflow antérieures à la 2.10.0 il me semble (désormais patchée). <text:span text:style-name="T10">Cela peut paraître étonnant pour un projet opensource d’une telle envergure, et surtout concernant une faille aussi « classique » que l’injection de code dans un user input. </text:span></text:p>
      <text:p text:style-name="P7"><text:span text:style-name="T10">Mais comme mon point d’entrée API sur ce projet est lui-même vulnérable à la faille en question, il faudra que je vérifie comment implémenter avec flask les mesures de sécurisation que j’utilise d’habitude en ph</text:span><text:span text:style-name="T11">p.</text:span></text:p>
      <text:p text:style-name="P8">Pour cela il y a de nombreux outils possibles : features mlflow, KubefFow, tensorflow extended, Sagemaker… On verra en fonction des <text:span text:style-name="T14">prochains </text:span>projets !</text:p>
      <text:p text:style-name="P8"/>
      <text:p text:style-name="P8"/>
      <text:p text:style-name="P9">Differents types de drift :</text:p>
      <text:p text:style-name="P9"/>
      <text:p text:style-name="P9">Sur ce projet nous avons d’abord mesuré le « prediction drift » <text:span text:style-name="T18">(parfois appelé inference drift)</text:span>, qui correspon<text:span text:style-name="T22">d</text:span> si<text:span text:style-name="T16">m</text:span>plement à l’évaluation de <text:span text:style-name="T16">la dégradation des</text:span> performances du modèle au cours du temps.</text:p>
      <text:p text:style-name="P14">Ce phénomène est facile à mesurer, en revanche pour l’interpréter on a besoin d’outils spécifiques comme Evidently A<text:span text:style-name="T17">I</text:span>, prometheus ou popmon, car il peut avoir plusieurs causes différentes :</text:p>
      <text:p text:style-name="P9"/>
      <text:p text:style-name="P12"><text:soft-page-break/>- Avec Evidently AI nous avons vérifié que le « data drift » ne dépasse pas un certain seuil (0,5) sur les 11 mois qui suivent son en<text:span text:style-name="T19">t</text:span>rainement / déploiement.</text:p>
      <text:p text:style-name="P12"><text:span text:style-name="T19">Le data drift correspond à l’évolution de la distribution de la data d’input </text:span><text:span text:style-name="T20">(nouveaux mots ds le corpus)</text:span><text:span text:style-name="T19">. </text:span><text:span text:style-name="T22">Autrement dit, tout changement dans les données d’entrée pouvant affecter les prédictions du modèle. </text:span><text:span text:style-name="T19">Evidently prend désormais directement en charge les données textes, avec des transformations et métriques adaptées. Très pratique !</text:span></text:p>
      <text:p text:style-name="P12"/>
      <text:p text:style-name="P16">Si nous avions détecté un data drift, nous <text:span text:style-name="T24">aurions pu</text:span> aller plus loin et vérifier :</text:p>
      <text:p text:style-name="P16"/>
      <text:p text:style-name="P15">- s’<text:span text:style-name="T22">il s’agit plutôt d’</text:span><text:span text:style-name="T17">un </text:span><text:span text:style-name="T19">label</text:span><text:span text:style-name="T17"> drift : </text:span><text:span text:style-name="T18">on parle de </text:span><text:span text:style-name="T19">label</text:span><text:span text:style-name="T18"> drift quand les propriétés statistiques de la target changent au fil du temps. Dans notre cas cela pourrait correspondre par exemple à l’apparition de nouveaux tags.</text:span></text:p>
      <text:p text:style-name="P15">- <text:span text:style-name="T22">d’un feature drift : même principe, concertant cette fois-ci la ou les features. Exemple ici : apparition / disparition de nouveaux mots dans le corpus.</text:span></text:p>
      <text:p text:style-name="P11">- <text:span text:style-name="T22">d’un concept</text:span><text:span text:style-name="T20"> </text:span><text:span text:style-name="T18">drift (</text:span><text:span text:style-name="T20">ou </text:span><text:span text:style-name="T18">model drift, concept shift), </text:span><text:span text:style-name="T22">qui</text:span><text:span text:style-name="T18"> </text:span><text:span text:style-name="T20">décrit quand a lui une modification de la relation entre les features et la target. </text:span><text:span text:style-name="T21">Ces modifications peuvent inclure un data drift ou label drift, mais pas forcément. Imaginons par exemple un cas où les features et la target sont inchangées, mais seule l’importance relative d’une feature (=sa pertinence, son « poids » pour le modèle) a évolué : il s’agit </text:span><text:span text:style-name="T23">alors </text:span><text:span text:style-name="T21">d’un concept drift.</text:span></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13:56:21.935112290</meta:creation-date>
    <dc:date>2024-03-11T10:51:12.013833378</dc:date>
    <meta:editing-duration>PT1H12M55S</meta:editing-duration>
    <meta:editing-cycles>23</meta:editing-cycles>
    <meta:generator>LibreOffice/24.2.1.2$Linux_X86_64 LibreOffice_project/420$Build-2</meta:generator>
    <meta:document-statistic meta:table-count="0" meta:image-count="0" meta:object-count="0" meta:page-count="2" meta:paragraph-count="23" meta:word-count="720" meta:character-count="4514" meta:non-whitespace-character-count="3813"/>
  </office:meta>
</office:document-meta>
</file>